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17084e" officeooo:paragraph-rsid="0017084e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084e" officeooo:paragraph-rsid="0017084e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95a15" officeooo:paragraph-rsid="00195a1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b3daf" officeooo:paragraph-rsid="001b3daf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4pt" officeooo:rsid="0018af07" officeooo:paragraph-rsid="0018af07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95a15" officeooo:paragraph-rsid="0018af0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e7a24"/>
    </style:style>
    <style:style style:name="P8" style:family="paragraph" style:parent-style-name="Standard">
      <style:paragraph-properties fo:text-align="start" style:justify-single-word="false"/>
      <style:text-properties officeooo:paragraph-rsid="001f89a4"/>
    </style:style>
    <style:style style:name="P9" style:family="paragraph" style:parent-style-name="Standard">
      <style:paragraph-properties fo:text-align="start" style:justify-single-word="false"/>
      <style:text-properties fo:font-size="12pt" officeooo:rsid="001b3daf" officeooo:paragraph-rsid="001b3da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cd0" officeooo:paragraph-rsid="001c7cd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e7a24" officeooo:paragraph-rsid="001e7a2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89a4" officeooo:paragraph-rsid="001f89a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f89a4" officeooo:paragraph-rsid="001f89a4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e7a24" officeooo:paragraph-rsid="001e7a24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f89a4" officeooo:paragraph-rsid="001f89a4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c7cd0" officeooo:paragraph-rsid="001c7cd0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d267f" officeooo:paragraph-rsid="001d267f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1b3daf" officeooo:paragraph-rsid="001b3daf" style:font-size-asian="12.25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officeooo:rsid="0017084e" officeooo:paragraph-rsid="0017084e" style:font-size-asian="12.25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officeooo:rsid="0018af07" officeooo:paragraph-rsid="0018af07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officeooo:rsid="001f89a4" officeooo:paragraph-rsid="001f89a4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413cm"/>
        </style:tab-stops>
      </style:paragraph-properties>
      <style:text-properties fo:font-size="14pt" fo:font-style="normal" fo:font-weight="normal" officeooo:rsid="00223489" officeooo:paragraph-rsid="0022348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rsid="001e7a24" officeooo:paragraph-rsid="001e7a2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f89a4" officeooo:paragraph-rsid="001f89a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rsid="001f89a4" officeooo:paragraph-rsid="001f89a4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f89a4" officeooo:paragraph-rsid="001f89a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21481d" officeooo:paragraph-rsid="0021481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23489" officeooo:paragraph-rsid="0022348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23489" officeooo:paragraph-rsid="0022348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3.413cm"/>
        </style:tab-stops>
      </style:paragraph-properties>
      <style:text-properties fo:font-size="12pt" fo:font-style="normal" fo:font-weight="normal" officeooo:rsid="00236da8" officeooo:paragraph-rsid="00236da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3.413cm"/>
        </style:tab-stops>
      </style:paragraph-properties>
      <style:text-properties fo:font-size="12pt" fo:font-style="normal" fo:font-weight="bold" officeooo:rsid="00236da8" officeooo:paragraph-rsid="00236da8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f89a4" officeooo:paragraph-rsid="001f89a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style="normal" fo:font-weight="normal" officeooo:rsid="00223489" officeooo:paragraph-rsid="00223489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c7cd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e7a24" style:font-size-asian="10.5pt" style:font-size-complex="12pt"/>
    </style:style>
    <style:style style:name="T4" style:family="text">
      <style:text-properties fo:font-size="12pt" officeooo:rsid="001f89a4" style:font-size-asian="10.5pt" style:font-size-complex="12pt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<text:span text:style-name="T1">Basics </text:span>Tutorial</text:p>
      <text:p text:style-name="P1"/>
      <text:p text:style-name="P2">Contents</text:p>
      <text:list xml:id="list1735250262" text:style-name="L1">
        <text:list-item>
          <text:p text:style-name="P18">Installing Ubuntu</text:p>
        </text:list-item>
        <text:list-item>
          <text:p text:style-name="P18">Terminal Commands</text:p>
        </text:list-item>
        <text:list-item>
          <text:p text:style-name="P19">Installation and configuring workspace</text:p>
        </text:list-item>
        <text:list-item>
          <text:p text:style-name="P19">Navigating the files in ROS workspace</text:p>
        </text:list-item>
        <text:list-item>
          <text:p text:style-name="P20">ROS Overview</text:p>
        </text:list-item>
        <text:list-item>
          <text:p text:style-name="P20">Packages</text:p>
        </text:list-item>
        <text:list-item>
          <text:p text:style-name="P20">Nodes</text:p>
        </text:list-item>
        <text:list-item>
          <text:p text:style-name="P20">Topics</text:p>
        </text:list-item>
        <text:list-item>
          <text:p text:style-name="P20">Services and Parameters</text:p>
        </text:list-item>
        <text:list-item>
          <text:p text:style-name="P20">rqt_console and roslaunch</text:p>
        </text:list-item>
        <text:list-item>
          <text:p text:style-name="P20">rosed</text:p>
        </text:list-item>
        <text:list-item>
          <text:p text:style-name="P20">Msg and Srv</text:p>
        </text:list-item>
        <text:list-item>
          <text:p text:style-name="P20">Publisher and Subscriber</text:p>
        </text:list-item>
        <text:list-item>
          <text:p text:style-name="P20">Service and Client</text:p>
        </text:list-item>
      </text:list>
      <text:p text:style-name="P5"/>
      <text:p text:style-name="P6"/>
      <text:p text:style-name="P4">Installing Ubuntu</text:p>
      <text:p text:style-name="P4"/>
      <text:p text:style-name="P9">Ubuntu can be used in Virtual Machine but it is advisable to dual boot the system as it is more faster.</text:p>
      <text:p text:style-name="P9"/>
      <text:p text:style-name="P9">Follow the instructions in the follwing link to download ubuntu and dual boot your system.</text:p>
      <text:p text:style-name="P9"/>
      <text:p text:style-name="P9"><text:a xlink:type="simple" xlink:href="https://linuxconfig.org/how-to-install-ubuntu-18-04-bionic-beaver" text:style-name="Internet_20_link" text:visited-style-name="Visited_20_Internet_20_Link">https://linuxconfig.org/how-to-install-ubuntu-18-04-bionic-beaver</text:a></text:p>
      <text:p text:style-name="P9"/>
      <text:p text:style-name="P9">Once done with the Installaion and booting, open the terminal and get familarised with it.</text:p>
      <text:p text:style-name="P9"/>
      <text:p text:style-name="P3"/>
      <text:p text:style-name="P4">Terminal Commands</text:p>
      <text:p text:style-name="P9"/>
      <text:p text:style-name="P9">The terminal familiarity and usage is very important for <text:span text:style-name="T1">future use of ROS as we are mostly going to work with ssh of raspberry pi.</text:span></text:p>
      <text:p text:style-name="P9"/>
      <text:p text:style-name="P10">Here are some basic commands for the terminal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ls</text:p>
          </table:table-cell>
          <table:table-cell table:style-name="Table1.B1" office:value-type="string">
            <text:p text:style-name="P17">Lists all the files in the currect directory</text:p>
          </table:table-cell>
        </table:table-row>
        <table:table-row>
          <table:table-cell table:style-name="Table1.A2" office:value-type="string">
            <text:p text:style-name="P16">cd</text:p>
          </table:table-cell>
          <table:table-cell table:style-name="Table1.B2" office:value-type="string">
            <text:p text:style-name="P17">Changes the directories</text:p>
          </table:table-cell>
        </table:table-row>
        <table:table-row>
          <table:table-cell table:style-name="Table1.A2" office:value-type="string">
            <text:p text:style-name="P16">mv</text:p>
          </table:table-cell>
          <table:table-cell table:style-name="Table1.B2" office:value-type="string">
            <text:p text:style-name="P17">Moves the files to a different directory</text:p>
          </table:table-cell>
        </table:table-row>
        <table:table-row>
          <table:table-cell table:style-name="Table1.A2" office:value-type="string">
            <text:p text:style-name="P16">cp</text:p>
          </table:table-cell>
          <table:table-cell table:style-name="Table1.B2" office:value-type="string">
            <text:p text:style-name="P17">Copies the files to a different directory</text:p>
          </table:table-cell>
        </table:table-row>
        <table:table-row>
          <table:table-cell table:style-name="Table1.A2" office:value-type="string">
            <text:p text:style-name="P16">rm</text:p>
          </table:table-cell>
          <table:table-cell table:style-name="Table1.B2" office:value-type="string">
            <text:p text:style-name="P17">Remove/delete the mentioned folder</text:p>
          </table:table-cell>
        </table:table-row>
        <text:soft-page-break/>
        <table:table-row>
          <table:table-cell table:style-name="Table1.A2" office:value-type="string">
            <text:p text:style-name="P16">pwd</text:p>
          </table:table-cell>
          <table:table-cell table:style-name="Table1.B2" office:value-type="string">
            <text:p text:style-name="P17">Returns the present directories path</text:p>
          </table:table-cell>
        </table:table-row>
        <table:table-row>
          <table:table-cell table:style-name="Table1.A2" office:value-type="string">
            <text:p text:style-name="P17">mkdir</text:p>
          </table:table-cell>
          <table:table-cell table:style-name="Table1.B2" office:value-type="string">
            <text:p text:style-name="P17">Creates a new directory </text:p>
          </table:table-cell>
        </table:table-row>
        <table:table-row>
          <table:table-cell table:style-name="Table1.A2" office:value-type="string">
            <text:p text:style-name="P17">rmdir</text:p>
          </table:table-cell>
          <table:table-cell table:style-name="Table1.B2" office:value-type="string">
            <text:p text:style-name="P17">Removes the new directory</text:p>
          </table:table-cell>
        </table:table-row>
        <table:table-row>
          <table:table-cell table:style-name="Table1.A2" office:value-type="string">
            <text:p text:style-name="P17">touch</text:p>
          </table:table-cell>
          <table:table-cell table:style-name="Table1.B2" office:value-type="string">
            <text:p text:style-name="P17">Creates a new file</text:p>
          </table:table-cell>
        </table:table-row>
        <table:table-row>
          <table:table-cell table:style-name="Table1.A2" office:value-type="string">
            <text:p text:style-name="P17">locate</text:p>
          </table:table-cell>
          <table:table-cell table:style-name="Table1.B2" office:value-type="string">
            <text:p text:style-name="P17">Locates the mentioned file within the system</text:p>
          </table:table-cell>
        </table:table-row>
        <table:table-row>
          <table:table-cell table:style-name="Table1.A2" office:value-type="string">
            <text:p text:style-name="P17">clear</text:p>
          </table:table-cell>
          <table:table-cell table:style-name="Table1.B2" office:value-type="string">
            <text:p text:style-name="P17">Clears the terminal of it’s previous data</text:p>
          </table:table-cell>
        </table:table-row>
      </table:table>
      <text:p text:style-name="P10"/>
      <text:p text:style-name="P11">These are some of the basic commands which will be used in the terminal. For further knowledge on terminal commands refer.</text:p>
      <text:p text:style-name="P11"/>
      <text:p text:style-name="P7"><text:a xlink:type="simple" xlink:href="http://www.informit.com/blogs/blog.aspx?b=2e1a39cd-e73b-4f8d-82f2-5f9b769132e1" text:style-name="Internet_20_link" text:visited-style-name="Visited_20_Internet_20_Link"><text:span text:style-name="T3">Commandline tips</text:span></text:a><text:span text:style-name="T3"> </text:span></text:p>
      <text:p text:style-name="P11"/>
      <text:p text:style-name="P13">ROS Workspace Installation</text:p>
      <text:p text:style-name="P13"/>
      <text:p text:style-name="P12">First ROS is to be installed properly, for that follow the instructions in the following link.</text:p>
      <text:p text:style-name="P12"/>
      <text:p text:style-name="P8"><text:a xlink:type="simple" xlink:href="http://wiki.ros.org/melodic/Installation/Ubuntu" text:style-name="Internet_20_link" text:visited-style-name="Visited_20_Internet_20_Link"><text:span text:style-name="T4">http://wiki.ros.org/melodic/Installation/Ubuntu</text:span></text:a></text:p>
      <text:p text:style-name="P12"/>
      <text:p text:style-name="P12">Since we are installing ROS of melodic version we need to use the following command line to source the setup files of ROS.</text:p>
      <text:p text:style-name="P12"/>
      <text:p text:style-name="P15"><text:span text:style-name="T2">$ source </text:span><text:span text:style-name="T6">opt</text:span><text:span text:style-name="T5">/</text:span><text:span text:style-name="T6">ros/melodic/setup.bash</text:span></text:p>
      <text:p text:style-name="P25"/>
      <text:p text:style-name="P21">Creating a ROS workspace</text:p>
      <text:p text:style-name="P12"/>
      <text:p text:style-name="P12">We build the ros workspace with the help of catkin_make.</text:p>
      <text:p text:style-name="P12">First create a directory for the workspace and make a src folder inside the workspace. The directory can be made a workspace by typing <text:span text:style-name="T8">catkin_make</text:span> in workspace directory</text:p>
      <text:p text:style-name="P12"/>
      <text:p text:style-name="Standard">$ mkdir -p ~/catkin_ ws/src</text:p>
      <text:p text:style-name="Standard"><text:bookmark text:name="ROS.2BAC8-Tutorials.2BAC8-catkin.2BAC8-CreateWorkspace.line-2-1"/>$ cd ~/catkin_ws/</text:p>
      <text:p text:style-name="Standard"><text:bookmark text:name="ROS.2BAC8-Tutorials.2BAC8-catkin.2BAC8-CreateWorkspace.line-3-1"/>$ catkin_make</text:p>
      <text:p text:style-name="P12"/>
      <text:p text:style-name="P12">Running this for the first time creates a CmakeLists.txt file in the src folder. Additionally in the workspace directory two new directories named <text:span text:style-name="T8">build </text:span><text:span text:style-name="T9">and </text:span><text:span text:style-name="T8">devel </text:span><text:span text:style-name="T9">are created. Inside the devel folder are several setup.*sh files. Sourcing these files will overlay the workspace on top of the environment. </text:span></text:p>
      <text:p text:style-name="P32"/>
      <text:p text:style-name="P12"><text:span text:style-name="T9">$ source </text:span><text:span text:style-name="T7">devel/setup.bash </text:span></text:p>
      <text:p text:style-name="P26"/>
      <text:p text:style-name="P27">This line has to be entered every time we open a new terminal for the workspace to work. To avoid this we need to copy the line into ~/.bashrc file which will be run everytime a new terminal is opened.</text:p>
      <text:p text:style-name="P27"/>
      <text:p text:style-name="P27">$ echo ‘source ~/catkin_ws/devel/setup.bash’ &gt;&gt; ~/.bashrc</text:p>
      <text:p text:style-name="P27"/>
      <text:p text:style-name="P27">This command echo copies the line into ~/.bashrc </text:p>
      <text:p text:style-name="P27"/>
      <text:p text:style-name="P27"/>
      <text:p text:style-name="P33"><text:soft-page-break/>Filesystem in ROS</text:p>
      <text:p text:style-name="P33"/>
      <text:list xml:id="list3973143578" text:style-name="L2">
        <text:list-item>
          <text:p text:style-name="P28">Packages</text:p>
          <text:list>
            <text:list-item>
              <text:p text:style-name="P28">package.xml (manifest)</text:p>
            </text:list-item>
            <text:list-item>
              <text:p text:style-name="P28">Nodes</text:p>
            </text:list-item>
            <text:list-item>
              <text:p text:style-name="P28">Topics</text:p>
            </text:list-item>
          </text:list>
        </text:list-item>
      </text:list>
      <text:p text:style-name="P29"/>
      <text:p text:style-name="P29"/>
      <text:p text:style-name="P22">Filesystem Tools</text:p>
      <text:p text:style-name="P22"/>
      <text:p text:style-name="P31">rospack find [package_name]</text:p>
      <text:p text:style-name="P30">Finds the information on the mentioned package</text:p>
      <text:p text:style-name="P30"/>
      <text:p text:style-name="P31">roscd [location_name]</text:p>
      <text:p text:style-name="P30">Changes the directory to the mentioned ros package or stack.</text:p>
      <text:p text:style-name="P30"/>
      <text:p text:style-name="P30"/>
      <text:p text:style-name="P30"/>
      <text:p text:style-name="P3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6:06:50.651439276</meta:creation-date>
    <dc:date>2019-08-12T16:33:48.422754195</dc:date>
    <meta:editing-duration>PT1M5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74" meta:word-count="475" meta:character-count="2911" meta:non-whitespace-character-count="2523"/>
  </office:meta>
</office:document-meta>
</file>